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89c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89c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89c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89c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89c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89c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89c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89c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89c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89c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89c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89c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89c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89c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89c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89c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89c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lejandra  Nicohol Caraballo Marcan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7/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0846326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dreina Isabel  Caraballo Nogu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87530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3.46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82" meta:non-whitespace-character-count="1012"/>
    <meta:template xlink:type="simple" xlink:actuate="onRequest" xlink:title="Normal" xlink:href=""/>
  </office:meta>
</office:document-meta>
</file>